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0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>
            <text:p>pixel</text:p>
          </table:table-cell>
          <table:table-cell table:style-name="ce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"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"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"/>
          <table:table-cell table:style-name="ce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4"/>
          <table:table-cell table:style-name="ce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"/>
          <table:table-cell table:style-name="ce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4"/>
          <table:table-cell table:style-name="ce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4"/>
          <table:table-cell table:style-name="ce4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4"/>
          <table:table-cell table:style-name="ce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4"/>
          <table:table-cell table:style-name="ce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4"/>
          <table:table-cell table:style-name="ce4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4"/>
          <table:table-cell table:style-name="ce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4"/>
          <table:table-cell table:style-name="ce4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4"/>
          <table:table-cell table:style-name="ce4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4"/>
          <table:table-cell table:style-name="ce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4"/>
          <table:table-cell table:style-name="ce4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4"/>
          <table:table-cell table:style-name="ce4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4"/>
          <table:table-cell table:style-name="ce4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4"/>
          <table:table-cell table:style-name="ce4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4"/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"/>
          <table:table-cell table:style-name="ce4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4"/>
          <table:table-cell table:style-name="ce4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4"/>
          <table:table-cell table:style-name="ce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4"/>
          <table:table-cell table:style-name="ce4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4"/>
          <table:table-cell table:style-name="ce4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4"/>
          <table:table-cell table:style-name="ce4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4"/>
          <table:table-cell table:style-name="ce4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4"/>
          <table:table-cell table:style-name="ce4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4"/>
          <table:table-cell table:style-name="ce4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4"/>
          <table:table-cell table:style-name="ce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4"/>
          <table:table-cell table:style-name="ce4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4"/>
          <table:table-cell table:style-name="ce4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4"/>
          <table:table-cell table:style-name="ce4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4"/>
          <table:table-cell table:style-name="ce4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4"/>
          <table:table-cell table:style-name="ce4" office:value-type="float" office:value="35" calcext:value-type="float" table:number-columns-spanned="3" table:number-rows-spanned="1">
            <text:p>35</text:p>
          </table:table-cell>
          <table:covered-table-cell table:style-name="ce4"/>
          <table:covered-table-cell/>
          <table:table-cell table:number-columns-repeated="16275"/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number-columns-repeated="16275"/>
        </table:table-row>
        <table:table-row table:style-name="ro1">
          <table:table-cell table:style-name="ce1" office:value-type="string" calcext:value-type="string">
            <text:p>ban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6275"/>
        </table:table-row>
        <table:table-row table:style-name="ro1">
          <table:table-cell table:style-name="ce2" office:value-type="string" calcext:value-type="string">
            <text:p>cí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ce7" table:number-columns-repeated="16275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office:value-type="string" calcext:value-type="string">
            <text:p>pixel</text:p>
          </table:table-cell>
          <table:table-cell table:style-name="ce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"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"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"/>
          <table:table-cell table:style-name="ce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4"/>
          <table:table-cell table:style-name="ce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"/>
          <table:table-cell table:style-name="ce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4"/>
          <table:table-cell table:style-name="ce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4"/>
          <table:table-cell table:style-name="ce4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4"/>
          <table:table-cell table:style-name="ce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4"/>
          <table:table-cell table:style-name="ce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4"/>
          <table:table-cell table:style-name="ce4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4"/>
          <table:table-cell table:style-name="ce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4"/>
          <table:table-cell table:style-name="ce4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4"/>
          <table:table-cell table:style-name="ce4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4"/>
          <table:table-cell table:style-name="ce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4"/>
          <table:table-cell table:style-name="ce4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4"/>
          <table:table-cell table:style-name="ce4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4"/>
          <table:table-cell table:style-name="ce4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4"/>
          <table:table-cell table:style-name="ce4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4"/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"/>
          <table:table-cell table:style-name="ce4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4"/>
          <table:table-cell table:style-name="ce4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4"/>
          <table:table-cell table:style-name="ce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4"/>
          <table:table-cell table:style-name="ce4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4"/>
          <table:table-cell table:style-name="ce4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4"/>
          <table:table-cell table:style-name="ce4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4"/>
          <table:table-cell table:style-name="ce4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4"/>
          <table:table-cell table:style-name="ce4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4"/>
          <table:table-cell table:style-name="ce4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4"/>
          <table:table-cell table:style-name="ce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4"/>
          <table:table-cell table:style-name="ce4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4"/>
          <table:table-cell table:style-name="ce4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4"/>
          <table:table-cell table:style-name="ce4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4"/>
          <table:table-cell table:style-name="ce4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4"/>
          <table:table-cell table:style-name="ce4" office:value-type="float" office:value="35" calcext:value-type="float" table:number-columns-spanned="3" table:number-rows-spanned="1">
            <text:p>35</text:p>
          </table:table-cell>
          <table:covered-table-cell table:style-name="ce4"/>
          <table:covered-table-cell table:style-name="Default"/>
          <table:table-cell table:style-name="Default" table:number-columns-repeated="16275"/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Default" table:number-columns-repeated="16275"/>
        </table:table-row>
        <table:table-row table:style-name="ro1">
          <table:table-cell table:style-name="ce1" office:value-type="string" calcext:value-type="string">
            <text:p>bank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Default" table:number-columns-repeated="16275"/>
        </table:table-row>
        <table:table-row table:style-name="ro1">
          <table:table-cell table:style-name="ce2" office:value-type="string" calcext:value-type="string">
            <text:p>cím</text:p>
          </table:table-cell>
          <table:table-cell table:style-name="ce7" table:number-columns-repeated="60"/>
          <table:table-cell table:style-name="ce10" table:number-columns-repeated="16323"/>
        </table:table-row>
        <table:table-row table:style-name="ro1" table:number-rows-repeated="3">
          <table:table-cell table:style-name="ce2"/>
          <table:table-cell table:style-name="ce7" table:number-columns-repeated="60"/>
          <table:table-cell table:style-name="ce10" table:number-columns-repeated="1632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office:value-type="string" calcext:value-type="string">
            <text:p>pixel</text:p>
          </table:table-cell>
          <table:table-cell table:style-name="ce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"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"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"/>
          <table:table-cell table:style-name="ce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4"/>
          <table:table-cell table:style-name="ce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"/>
          <table:table-cell table:style-name="ce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4"/>
          <table:table-cell table:style-name="ce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4"/>
          <table:table-cell table:style-name="ce4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4"/>
          <table:table-cell table:style-name="ce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4"/>
          <table:table-cell table:style-name="ce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4"/>
          <table:table-cell table:style-name="ce4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4"/>
          <table:table-cell table:style-name="ce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4"/>
          <table:table-cell table:style-name="ce4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4"/>
          <table:table-cell table:style-name="ce4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4"/>
          <table:table-cell table:style-name="ce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4"/>
          <table:table-cell table:style-name="ce4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4"/>
          <table:table-cell table:style-name="ce4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4"/>
          <table:table-cell table:style-name="ce4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4"/>
          <table:table-cell table:style-name="ce4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4"/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"/>
          <table:table-cell table:style-name="ce4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4"/>
          <table:table-cell table:style-name="ce4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4"/>
          <table:table-cell table:style-name="ce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4"/>
          <table:table-cell table:style-name="ce4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4"/>
          <table:table-cell table:style-name="ce4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4"/>
          <table:table-cell table:style-name="ce4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4"/>
          <table:table-cell table:style-name="ce4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4"/>
          <table:table-cell table:style-name="ce4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4"/>
          <table:table-cell table:style-name="ce4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4"/>
          <table:table-cell table:style-name="ce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4"/>
          <table:table-cell table:style-name="ce4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4"/>
          <table:table-cell table:style-name="ce4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4"/>
          <table:table-cell table:style-name="ce4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4"/>
          <table:table-cell table:style-name="ce4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4"/>
          <table:table-cell table:style-name="ce4" office:value-type="float" office:value="35" calcext:value-type="float" table:number-columns-spanned="3" table:number-rows-spanned="1">
            <text:p>35</text:p>
          </table:table-cell>
          <table:covered-table-cell table:style-name="ce4"/>
          <table:covered-table-cell/>
          <table:table-cell table:style-name="Default" table:number-columns-repeated="16275"/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Default" table:number-columns-repeated="16275"/>
        </table:table-row>
        <table:table-row table:style-name="ro1">
          <table:table-cell table:style-name="ce2" office:value-type="string" calcext:value-type="string">
            <text:p>bank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21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7"/>
          <table:table-cell table:style-name="ce21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 table:style-name="ce7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7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calcext:value-type="float" table:number-columns-spanned="2" table:number-rows-spanned="1">
            <text:p>17</text:p>
          </table:table-cell>
          <table:covered-table-cell table:style-name="ce7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7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calcext:value-type="float" table:number-columns-spanned="2" table:number-rows-spanned="1">
            <text:p>20</text:p>
          </table:table-cell>
          <table:covered-table-cell table:style-name="ce7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7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7"/>
          <table:table-cell table:style-name="ce7" office:value-type="float" office:value="23" calcext:value-type="float" table:number-columns-spanned="2" table:number-rows-spanned="1">
            <text:p>23</text:p>
          </table:table-cell>
          <table:covered-table-cell table:style-name="ce7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7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7"/>
          <table:table-cell table:style-name="ce7" office:value-type="float" office:value="26" calcext:value-type="float" table:number-columns-spanned="2" table:number-rows-spanned="1">
            <text:p>26</text:p>
          </table:table-cell>
          <table:covered-table-cell table:style-name="ce7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7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7"/>
          <table:table-cell table:style-name="ce7" office:value-type="float" office:value="29" calcext:value-type="float" table:number-columns-spanned="2" table:number-rows-spanned="1">
            <text:p>29</text:p>
          </table:table-cell>
          <table:covered-table-cell table:style-name="ce7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7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21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calcext:value-type="float" table:number-columns-spanned="2" table:number-rows-spanned="1">
            <text:p>6</text:p>
          </table:table-cell>
          <table:covered-table-cell table:style-name="ce7"/>
          <table:table-cell table:style-name="ce21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7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 table:style-name="ce7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calcext:value-type="float" table:number-columns-spanned="2" table:number-rows-spanned="1">
            <text:p>18</text:p>
          </table:table-cell>
          <table:covered-table-cell table:style-name="ce7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7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7"/>
          <table:table-cell table:style-name="ce7" office:value-type="float" office:value="21" calcext:value-type="float" table:number-columns-spanned="2" table:number-rows-spanned="1">
            <text:p>21</text:p>
          </table:table-cell>
          <table:covered-table-cell table:style-name="ce7"/>
          <table:table-cell table:style-name="ce10" table:number-columns-repeated="16275"/>
        </table:table-row>
        <table:table-row table:style-name="ro1">
          <table:table-cell table:style-name="ce2" office:value-type="string" calcext:value-type="string">
            <text:p>cím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9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9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9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9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9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9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9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4" calcext:value-type="float">
            <text:p>104</text:p>
          </table:table-cell>
          <table:table-cell table:style-name="ce9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ce10" table:number-columns-repeated="16275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office:value-type="string" calcext:value-type="string">
            <text:p>pixel</text:p>
          </table:table-cell>
          <table:table-cell table:style-name="ce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"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"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"/>
          <table:table-cell table:style-name="ce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4"/>
          <table:table-cell table:style-name="ce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"/>
          <table:table-cell table:style-name="ce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4"/>
          <table:table-cell table:style-name="ce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4"/>
          <table:table-cell table:style-name="ce4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4"/>
          <table:table-cell table:style-name="ce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4"/>
          <table:table-cell table:style-name="ce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4"/>
          <table:table-cell table:style-name="ce4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4"/>
          <table:table-cell table:style-name="ce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4"/>
          <table:table-cell table:style-name="ce4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4"/>
          <table:table-cell table:style-name="ce4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4"/>
          <table:table-cell table:style-name="ce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4"/>
          <table:table-cell table:style-name="ce4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4"/>
          <table:table-cell table:style-name="ce4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4"/>
          <table:table-cell table:style-name="ce4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4"/>
          <table:table-cell table:style-name="ce4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4"/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"/>
          <table:table-cell table:style-name="ce4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4"/>
          <table:table-cell table:style-name="ce4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4"/>
          <table:table-cell table:style-name="ce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4"/>
          <table:table-cell table:style-name="ce4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4"/>
          <table:table-cell table:style-name="ce4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4"/>
          <table:table-cell table:style-name="ce4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4"/>
          <table:table-cell table:style-name="ce4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4"/>
          <table:table-cell table:style-name="ce4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4"/>
          <table:table-cell table:style-name="ce4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4"/>
          <table:table-cell table:style-name="ce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4"/>
          <table:table-cell table:style-name="ce4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4"/>
          <table:table-cell table:style-name="ce4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4"/>
          <table:table-cell table:style-name="ce4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4"/>
          <table:table-cell table:style-name="ce4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4"/>
          <table:table-cell table:style-name="ce4" office:value-type="float" office:value="35" calcext:value-type="float" table:number-columns-spanned="3" table:number-rows-spanned="1">
            <text:p>35</text:p>
          </table:table-cell>
          <table:covered-table-cell table:style-name="ce4"/>
          <table:covered-table-cell/>
          <table:table-cell table:style-name="Default" table:number-columns-repeated="16275"/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Default" table:number-columns-repeated="16275"/>
        </table:table-row>
        <table:table-row table:style-name="ro1">
          <table:table-cell table:style-name="ce1" office:value-type="string" calcext:value-type="string">
            <text:p>ban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Default" table:number-columns-repeated="16275"/>
        </table:table-row>
        <table:table-row table:style-name="ro1">
          <table:table-cell table:style-name="ce2" office:value-type="string" calcext:value-type="string">
            <text:p>cí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Default" table:number-columns-repeated="162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" office:value-type="string" calcext:value-type="string">
            <text:p>pixel</text:p>
          </table:table-cell>
          <table:table-cell table:style-name="ce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"/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"/>
          <table:table-cell table:style-name="ce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"/>
          <table:table-cell table:style-name="ce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4"/>
          <table:table-cell table:style-name="ce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"/>
          <table:table-cell table:style-name="ce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4"/>
          <table:table-cell table:style-name="ce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4"/>
          <table:table-cell table:style-name="ce4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4"/>
          <table:table-cell table:style-name="ce4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4"/>
          <table:table-cell table:style-name="ce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4"/>
          <table:table-cell table:style-name="ce4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4"/>
          <table:table-cell table:style-name="ce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4"/>
          <table:table-cell table:style-name="ce4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4"/>
          <table:table-cell table:style-name="ce4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4"/>
          <table:table-cell table:style-name="ce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4"/>
          <table:table-cell table:style-name="ce4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4"/>
          <table:table-cell table:style-name="ce4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4"/>
          <table:table-cell table:style-name="ce4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4"/>
          <table:table-cell table:style-name="ce4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4"/>
          <table:table-cell table:style-name="Default" table:number-columns-repeated="16323"/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Default" table:number-columns-repeated="16323"/>
        </table:table-row>
        <table:table-row table:style-name="ro1">
          <table:table-cell table:style-name="ce2" office:value-type="string" calcext:value-type="string">
            <text:p>bank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21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7"/>
          <table:table-cell table:style-name="ce21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 table:style-name="ce7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7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calcext:value-type="float" table:number-columns-spanned="2" table:number-rows-spanned="1">
            <text:p>17</text:p>
          </table:table-cell>
          <table:covered-table-cell table:style-name="ce7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7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calcext:value-type="float" table:number-columns-spanned="2" table:number-rows-spanned="1">
            <text:p>20</text:p>
          </table:table-cell>
          <table:covered-table-cell table:style-name="ce7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7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7"/>
          <table:table-cell table:style-name="ce7" office:value-type="float" office:value="23" calcext:value-type="float" table:number-columns-spanned="2" table:number-rows-spanned="1">
            <text:p>23</text:p>
          </table:table-cell>
          <table:covered-table-cell table:style-name="ce7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7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7"/>
          <table:table-cell table:style-name="ce7" office:value-type="float" office:value="26" calcext:value-type="float" table:number-columns-spanned="2" table:number-rows-spanned="1">
            <text:p>26</text:p>
          </table:table-cell>
          <table:covered-table-cell table:style-name="ce7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7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7"/>
          <table:table-cell table:style-name="ce7" office:value-type="float" office:value="29" calcext:value-type="float" table:number-columns-spanned="2" table:number-rows-spanned="1">
            <text:p>29</text:p>
          </table:table-cell>
          <table:covered-table-cell table:style-name="ce7"/>
          <table:table-cell table:style-name="Default" table:number-columns-repeated="16323"/>
        </table:table-row>
        <table:table-row table:style-name="ro1">
          <table:table-cell table:style-name="ce2" office:value-type="string" calcext:value-type="string">
            <text:p>cím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9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Default" table:number-columns-repeated="16323"/>
        </table:table-row>
        <table:table-row table:style-name="ro1">
          <table:table-cell table:style-name="ce1"/>
          <table:table-cell table:number-columns-repeated="60"/>
          <table:table-cell table:style-name="Default" table:number-columns-repeated="16323"/>
        </table:table-row>
        <table:table-row table:style-name="ro1">
          <table:table-cell table:style-name="ce1" office:value-type="string" calcext:value-type="string">
            <text:p>pixel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"/>
          <table:table-cell table:style-name="ce4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4"/>
          <table:table-cell table:style-name="ce4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4"/>
          <table:table-cell table:style-name="ce4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4"/>
          <table:table-cell table:style-name="ce4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4"/>
          <table:table-cell table:style-name="ce4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4"/>
          <table:table-cell table:style-name="ce4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4"/>
          <table:table-cell table:style-name="ce4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4"/>
          <table:table-cell table:style-name="ce4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4"/>
          <table:table-cell table:style-name="ce4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4"/>
          <table:table-cell table:style-name="ce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4"/>
          <table:table-cell table:style-name="ce4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4"/>
          <table:table-cell table:style-name="ce4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4"/>
          <table:table-cell table:style-name="ce4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4"/>
          <table:table-cell table:style-name="ce4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4"/>
          <table:table-cell table:style-name="ce4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ce4"/>
          <table:table-cell table:style-name="ce4" office:value-type="float" office:value="36" calcext:value-type="float" table:number-columns-spanned="3" table:number-rows-spanned="1">
            <text:p>36</text:p>
          </table:table-cell>
          <table:covered-table-cell table:number-columns-repeated="2" table:style-name="ce4"/>
          <table:table-cell table:style-name="ce4" office:value-type="float" office:value="37" calcext:value-type="float" table:number-columns-spanned="3" table:number-rows-spanned="1">
            <text:p>37</text:p>
          </table:table-cell>
          <table:covered-table-cell table:number-columns-repeated="2" table:style-name="ce4"/>
          <table:table-cell table:style-name="ce4" office:value-type="float" office:value="38" calcext:value-type="float" table:number-columns-spanned="3" table:number-rows-spanned="1">
            <text:p>38</text:p>
          </table:table-cell>
          <table:covered-table-cell table:number-columns-repeated="2" table:style-name="ce4"/>
          <table:table-cell table:style-name="ce4" office:value-type="float" office:value="39" calcext:value-type="float" table:number-columns-spanned="3" table:number-rows-spanned="1">
            <text:p>39</text:p>
          </table:table-cell>
          <table:covered-table-cell table:number-columns-repeated="2" table:style-name="ce4"/>
          <table:table-cell table:style-name="Default" table:number-columns-repeated="16323"/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table:style-name="Default" table:number-columns-repeated="16323"/>
        </table:table-row>
        <table:table-row table:style-name="ro1">
          <table:table-cell table:style-name="ce1" office:value-type="string" calcext:value-type="string">
            <text:p>bank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23"/>
        </table:table-row>
        <table:table-row table:style-name="ro1">
          <table:table-cell table:style-name="ce2" office:value-type="string" calcext:value-type="string">
            <text:p>cím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19" calcext:value-type="float">
            <text:p>119</text:p>
          </table:table-cell>
          <table:table-cell table:style-name="ce7" table:number-columns-repeated="48"/>
          <table:table-cell table:style-name="Default" table:number-columns-repeated="1627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" office:value-type="string" calcext:value-type="string">
            <text:p>pixel</text:p>
          </table:table-cell>
          <table:table-cell table:style-name="ce4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7" calcext:value-type="float" table:number-columns-spanned="4" table:number-rows-spanned="1">
            <text:p>7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9" calcext:value-type="float" table:number-columns-spanned="4" table:number-rows-spanned="1">
            <text:p>9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2" calcext:value-type="float" table:number-columns-spanned="4" table:number-rows-spanned="1">
            <text:p>12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3" calcext:value-type="float" table:number-columns-spanned="4" table:number-rows-spanned="1">
            <text:p>13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4" calcext:value-type="float" table:number-columns-spanned="4" table:number-rows-spanned="1">
            <text:p>14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7" calcext:value-type="float" table:number-columns-spanned="4" table:number-rows-spanned="1">
            <text:p>17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8" calcext:value-type="float" table:number-columns-spanned="4" table:number-rows-spanned="1">
            <text:p>18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19" calcext:value-type="float" table:number-columns-spanned="4" table:number-rows-spanned="1">
            <text:p>19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2" calcext:value-type="float" table:number-columns-spanned="4" table:number-rows-spanned="1">
            <text:p>22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3" calcext:value-type="float" table:number-columns-spanned="4" table:number-rows-spanned="1">
            <text:p>23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4" calcext:value-type="float" table:number-columns-spanned="4" table:number-rows-spanned="1">
            <text:p>24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8" calcext:value-type="float" table:number-columns-spanned="4" table:number-rows-spanned="1">
            <text:p>28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9" calcext:value-type="float" table:number-columns-spanned="4" table:number-rows-spanned="1">
            <text:p>29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0" calcext:value-type="float" table:number-columns-spanned="4" table:number-rows-spanned="1">
            <text:p>30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4"/>
          <table:covered-table-cell table:style-name="Default"/>
          <table:table-cell table:style-name="Default" table:number-columns-repeated="16235"/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Default" table:number-columns-repeated="16235"/>
        </table:table-row>
        <table:table-row table:style-name="ro1">
          <table:table-cell table:style-name="ce2" office:value-type="string" calcext:value-type="string">
            <text:p>bank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 table:style-name="ce7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 table:style-name="ce7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calcext:value-type="float" table:number-columns-spanned="2" table:number-rows-spanned="1">
            <text:p>17</text:p>
          </table:table-cell>
          <table:covered-table-cell table:style-name="ce7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 table:style-name="ce7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7"/>
          <table:table-cell table:style-name="ce7" office:value-type="float" office:value="21" calcext:value-type="float" table:number-columns-spanned="2" table:number-rows-spanned="1">
            <text:p>21</text:p>
          </table:table-cell>
          <table:covered-table-cell table:style-name="ce7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7"/>
          <table:table-cell table:style-name="ce7" office:value-type="float" office:value="23" calcext:value-type="float" table:number-columns-spanned="2" table:number-rows-spanned="1">
            <text:p>23</text:p>
          </table:table-cell>
          <table:covered-table-cell table:style-name="ce7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7"/>
          <table:table-cell table:style-name="ce7" office:value-type="float" office:value="25" calcext:value-type="float" table:number-columns-spanned="2" table:number-rows-spanned="1">
            <text:p>25</text:p>
          </table:table-cell>
          <table:covered-table-cell table:style-name="ce7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7"/>
          <table:table-cell table:style-name="ce7" office:value-type="float" office:value="27" calcext:value-type="float" table:number-columns-spanned="2" table:number-rows-spanned="1">
            <text:p>27</text:p>
          </table:table-cell>
          <table:covered-table-cell table:style-name="ce7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7"/>
          <table:table-cell table:style-name="ce7" office:value-type="float" office:value="29" calcext:value-type="float" table:number-columns-spanned="2" table:number-rows-spanned="1">
            <text:p>29</text:p>
          </table:table-cell>
          <table:covered-table-cell table:style-name="ce7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7"/>
          <table:table-cell table:style-name="ce7" office:value-type="float" office:value="31" calcext:value-type="float" table:number-columns-spanned="2" table:number-rows-spanned="1">
            <text:p>31</text:p>
          </table:table-cell>
          <table:covered-table-cell table:style-name="ce7"/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calcext:value-type="float" table:number-columns-spanned="2" table:number-rows-spanned="1">
            <text:p>6</text:p>
          </table:table-cell>
          <table:covered-table-cell table:style-name="ce7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 table:style-name="ce7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calcext:value-type="float" table:number-columns-spanned="2" table:number-rows-spanned="1">
            <text:p>18</text:p>
          </table:table-cell>
          <table:covered-table-cell table:style-name="ce7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calcext:value-type="float" table:number-columns-spanned="2" table:number-rows-spanned="1">
            <text:p>20</text:p>
          </table:table-cell>
          <table:covered-table-cell table:style-name="ce7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7"/>
          <table:table-cell table:style-name="ce7" office:value-type="float" office:value="22" calcext:value-type="float" table:number-columns-spanned="2" table:number-rows-spanned="1">
            <text:p>22</text:p>
          </table:table-cell>
          <table:covered-table-cell table:style-name="ce7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calcext:value-type="float" table:number-columns-spanned="2" table:number-rows-spanned="1">
            <text:p>6</text:p>
          </table:table-cell>
          <table:covered-table-cell table:style-name="ce7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10" table:number-columns-repeated="16235"/>
        </table:table-row>
        <table:table-row table:style-name="ro1">
          <table:table-cell table:style-name="ce2" office:value-type="string" calcext:value-type="string">
            <text:p>cím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9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9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9" office:value-type="float" office:value="104" calcext:value-type="float">
            <text:p>10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ce9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11" calcext:value-type="float">
            <text:p>111</text:p>
          </table:table-cell>
          <table:table-cell table:style-name="ce9" office:value-type="float" office:value="112" calcext:value-type="float">
            <text:p>11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15" calcext:value-type="float">
            <text:p>115</text:p>
          </table:table-cell>
          <table:table-cell table:style-name="ce9" office:value-type="float" office:value="116" calcext:value-type="float">
            <text:p>11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19" calcext:value-type="float">
            <text:p>119</text:p>
          </table:table-cell>
          <table:table-cell table:style-name="ce9" office:value-type="float" office:value="120" calcext:value-type="float">
            <text:p>12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3" calcext:value-type="float">
            <text:p>123</text:p>
          </table:table-cell>
          <table:table-cell table:style-name="ce9" office:value-type="float" office:value="124" calcext:value-type="float">
            <text:p>124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27" calcext:value-type="float">
            <text:p>127</text:p>
          </table:table-cell>
          <table:table-cell table:style-name="ce9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31" calcext:value-type="float">
            <text:p>131</text:p>
          </table:table-cell>
          <table:table-cell table:style-name="ce9" office:value-type="float" office:value="132" calcext:value-type="float">
            <text:p>132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35" calcext:value-type="float">
            <text:p>135</text:p>
          </table:table-cell>
          <table:table-cell table:style-name="ce9" office:value-type="float" office:value="136" calcext:value-type="float">
            <text:p>136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139" calcext:value-type="float">
            <text:p>139</text:p>
          </table:table-cell>
          <table:table-cell table:style-name="ce9" office:value-type="float" office:value="140" calcext:value-type="float">
            <text:p>14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47" calcext:value-type="float">
            <text:p>147</text:p>
          </table:table-cell>
          <table:table-cell table:style-name="ce10" table:number-columns-repeated="16235"/>
        </table:table-row>
        <table:table-row table:style-name="ro1">
          <table:table-cell table:style-name="ce1"/>
          <table:table-cell table:number-columns-repeated="60"/>
          <table:table-cell table:style-name="Default" table:number-columns-repeated="16323"/>
        </table:table-row>
        <table:table-row table:style-name="ro1">
          <table:table-cell table:style-name="ce1" office:value-type="string" calcext:value-type="string">
            <text:p>pixel</text:p>
          </table:table-cell>
          <table:table-cell table:style-name="ce4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2" calcext:value-type="float" table:number-columns-spanned="4" table:number-rows-spanned="1">
            <text:p>22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3" calcext:value-type="float" table:number-columns-spanned="4" table:number-rows-spanned="1">
            <text:p>23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4" calcext:value-type="float" table:number-columns-spanned="4" table:number-rows-spanned="1">
            <text:p>24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8" calcext:value-type="float" table:number-columns-spanned="4" table:number-rows-spanned="1">
            <text:p>28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29" calcext:value-type="float" table:number-columns-spanned="4" table:number-rows-spanned="1">
            <text:p>29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0" calcext:value-type="float" table:number-columns-spanned="4" table:number-rows-spanned="1">
            <text:p>30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7" calcext:value-type="float" table:number-columns-spanned="4" table:number-rows-spanned="1">
            <text:p>37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8" calcext:value-type="float" table:number-columns-spanned="4" table:number-rows-spanned="1">
            <text:p>38</text:p>
          </table:table-cell>
          <table:covered-table-cell table:number-columns-repeated="2" table:style-name="ce4"/>
          <table:covered-table-cell table:style-name="Default"/>
          <table:table-cell table:style-name="ce4" office:value-type="float" office:value="39" calcext:value-type="float" table:number-columns-spanned="4" table:number-rows-spanned="1">
            <text:p>39</text:p>
          </table:table-cell>
          <table:covered-table-cell table:number-columns-repeated="2" table:style-name="ce4"/>
          <table:covered-table-cell table:style-name="Default"/>
          <table:table-cell table:style-name="Default" table:number-columns-repeated="16303"/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style-name="Default" table:number-columns-repeated="16303"/>
        </table:table-row>
        <table:table-row table:style-name="ro1">
          <table:table-cell table:style-name="ce2" office:value-type="string" calcext:value-type="string">
            <text:p>bank</text:p>
          </table:table-cell>
          <table:table-cell table:style-name="ce7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 table:style-name="ce7"/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style-name="ce7" office:value-type="float" office:value="17" calcext:value-type="float" table:number-columns-spanned="2" table:number-rows-spanned="1">
            <text:p>17</text:p>
          </table:table-cell>
          <table:covered-table-cell table:style-name="ce7"/>
          <table:table-cell table:style-name="ce7" office:value-type="float" office:value="18" calcext:value-type="float" table:number-columns-spanned="2" table:number-rows-spanned="1">
            <text:p>18</text:p>
          </table:table-cell>
          <table:covered-table-cell table:style-name="ce7"/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 table:style-name="ce7"/>
          <table:table-cell table:style-name="ce7" office:value-type="float" office:value="20" calcext:value-type="float" table:number-columns-spanned="2" table:number-rows-spanned="1">
            <text:p>20</text:p>
          </table:table-cell>
          <table:covered-table-cell table:style-name="ce7"/>
          <table:table-cell table:style-name="ce7" office:value-type="float" office:value="21" calcext:value-type="float" table:number-columns-spanned="2" table:number-rows-spanned="1">
            <text:p>21</text:p>
          </table:table-cell>
          <table:covered-table-cell table:style-name="ce7"/>
          <table:table-cell table:style-name="ce7" office:value-type="float" office:value="22" calcext:value-type="float" table:number-columns-spanned="2" table:number-rows-spanned="1">
            <text:p>22</text:p>
          </table:table-cell>
          <table:covered-table-cell table:style-name="ce7"/>
          <table:table-cell table:style-name="ce7" office:value-type="float" office:value="23" calcext:value-type="float" table:number-columns-spanned="2" table:number-rows-spanned="1">
            <text:p>23</text:p>
          </table:table-cell>
          <table:covered-table-cell table:style-name="ce7"/>
          <table:table-cell table:style-name="ce7" office:value-type="float" office:value="24" calcext:value-type="float" table:number-columns-spanned="2" table:number-rows-spanned="1">
            <text:p>24</text:p>
          </table:table-cell>
          <table:covered-table-cell table:style-name="ce7"/>
          <table:table-cell table:style-name="ce7" office:value-type="float" office:value="25" calcext:value-type="float" table:number-columns-spanned="2" table:number-rows-spanned="1">
            <text:p>25</text:p>
          </table:table-cell>
          <table:covered-table-cell table:style-name="ce7"/>
          <table:table-cell table:style-name="ce7" office:value-type="float" office:value="26" calcext:value-type="float" table:number-columns-spanned="2" table:number-rows-spanned="1">
            <text:p>26</text:p>
          </table:table-cell>
          <table:covered-table-cell table:style-name="ce7"/>
          <table:table-cell table:style-name="ce7" office:value-type="float" office:value="27" calcext:value-type="float" table:number-columns-spanned="2" table:number-rows-spanned="1">
            <text:p>27</text:p>
          </table:table-cell>
          <table:covered-table-cell table:style-name="ce7"/>
          <table:table-cell table:style-name="ce7" office:value-type="float" office:value="28" calcext:value-type="float" table:number-columns-spanned="2" table:number-rows-spanned="1">
            <text:p>28</text:p>
          </table:table-cell>
          <table:covered-table-cell table:style-name="ce7"/>
          <table:table-cell table:style-name="ce7" office:value-type="float" office:value="29" calcext:value-type="float" table:number-columns-spanned="2" table:number-rows-spanned="1">
            <text:p>29</text:p>
          </table:table-cell>
          <table:covered-table-cell table:style-name="ce7"/>
          <table:table-cell table:style-name="ce7" office:value-type="float" office:value="30" calcext:value-type="float" table:number-columns-spanned="2" table:number-rows-spanned="1">
            <text:p>30</text:p>
          </table:table-cell>
          <table:covered-table-cell table:style-name="ce7"/>
          <table:table-cell table:style-name="ce7" office:value-type="float" office:value="31" calcext:value-type="float" table:number-columns-spanned="2" table:number-rows-spanned="1">
            <text:p>31</text:p>
          </table:table-cell>
          <table:covered-table-cell table:style-name="ce7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7" office:value-type="float" office:value="6" calcext:value-type="float" table:number-columns-spanned="2" table:number-rows-spanned="1">
            <text:p>6</text:p>
          </table:table-cell>
          <table:covered-table-cell table:style-name="ce7"/>
          <table:table-cell table:style-name="ce7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7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style-name="ce7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 table:style-name="ce7"/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 table:style-name="ce7"/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 table:style-name="ce7"/>
          <table:table-cell table:style-name="ce10" table:number-columns-repeated="16303"/>
        </table:table-row>
        <table:table-row table:style-name="ro1">
          <table:table-cell table:style-name="ce2" office:value-type="string" calcext:value-type="string">
            <text:p>cím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159" calcext:value-type="float">
            <text:p>159</text:p>
          </table:table-cell>
          <table:table-cell table:style-name="ce10" table:number-columns-repeated="1630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9:32:03.089000000</meta:creation-date>
    <dc:date>2023-01-05T09:38:12.529000000</dc:date>
    <meta:editing-duration>PT12H41M20S</meta:editing-duration>
    <meta:editing-cycles>2</meta:editing-cycles>
    <meta:generator>LibreOffice/7.4.0.3$Windows_X86_64 LibreOffice_project/f85e47c08ddd19c015c0114a68350214f7066f5a</meta:generator>
    <meta:document-statistic meta:table-count="1" meta:cell-count="2307" meta:object-count="0"/>
  </office:meta>
</office:document-meta>
</file>